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EDIT</text:span><text:span text:style-name="T2_4"><text:s/></text:span><text:span text:style-name="T2_5">Linsen</text:span></text:p>
      <text:p text:style-name="P3"><text:span text:style-name="T3_1">Date</text:span><text:span text:style-name="T3_2">:<text:s/>2011-05-12</text:span></text:p>
      <text:p text:style-name="P4"><text:span text:style-name="T4_1">Time</text:span><text:span text:style-name="T4_2">:<text:s/>11:00<text:s/>-<text:s/>12:00</text:span></text:p>
      <text:p text:style-name="P5"><text:span text:style-name="T5_1">Facilitator</text:span><text:span text:style-name="T5_2">:<text:s/></text:span><text:span text:style-name="T5_3">Fredrik</text:span><text:span text:style-name="T5_4"><text:s/></text:span><text:span text:style-name="T5_5">H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Planning</text:span><text:span text:style-name="T8_2"><text:s/></text:span><text:span text:style-name="T8_3">for</text:span><text:span text:style-name="T8_4"><text:s/></text:span><text:span text:style-name="T8_5">finishing</text:span><text:span text:style-name="T8_6"><text:s/></text:span><text:span text:style-name="T8_7">dash</text:span><text:span text:style-name="T8_8">.</text:span></text:p>
            </text:list-item>
          </text:list>
        </text:list-item>
        <text:list-item>
          <text:p text:style-name="P9"><text:span text:style-name="T9_1">Reports</text:span></text:p>
          <text:list>
            <text:list-item>
              <text:p text:style-name="P10"><text:span text:style-name="T10_1">Everything</text:span><text:span text:style-name="T10_2"><text:s/></text:span><text:span text:style-name="T10_3">except</text:span><text:span text:style-name="T10_4"><text:s/></text:span><text:span text:style-name="T10_5">presets</text:span><text:span text:style-name="T10_6"><text:s/></text:span><text:span text:style-name="T10_7">work</text:span><text:span text:style-name="T10_8">.</text:span></text:p>
            </text:list-item>
          </text:list>
        </text:list-item>
        <text:list-item>
          <text:p text:style-name="P11"><text:span text:style-name="T11_1">Discussion</text:span><text:span text:style-name="T11_2"><text:s/></text:span><text:span text:style-name="T11_3">items</text:span></text:p>
          <text:list>
            <text:list-item>
              <text:p text:style-name="P12"><text:span text:style-name="T12_1">Preset</text:span></text:p>
            </text:list-item>
            <text:list-item>
              <text:p text:style-name="P13"><text:span text:style-name="T13_1">Interfacing</text:span></text:p>
            </text:list-item>
            <text:list-item>
              <text:p text:style-name="P14"><text:span text:style-name="T14_1">Threading</text:span></text:p>
            </text:list-item>
          </text:list>
        </text:list-item>
        <text:list-item>
          <text:p text:style-name="P15"><text:span text:style-name="T15_1">Outcomes</text:span><text:span text:style-name="T15_2"><text:s/></text:span><text:span text:style-name="T15_3">and</text:span><text:span text:style-name="T15_4"><text:s/></text:span><text:span text:style-name="T15_5">assignments</text:span></text:p>
          <text:list>
            <text:list-item>
              <text:p text:style-name="P16"><text:span text:style-name="T16_1">Until</text:span><text:span text:style-name="T16_2"><text:s/></text:span><text:span text:style-name="T16_3">Tuesday</text:span><text:span text:style-name="T16_4"><text:s/></text:span><text:span text:style-name="T16_5">next</text:span><text:span text:style-name="T16_6"><text:s/></text:span><text:span text:style-name="T16_7">week</text:span><text:span text:style-name="T16_8">:</text:span></text:p>
              <text:list>
                <text:list-item>
                  <text:p text:style-name="P17"><text:span text:style-name="T17_1">(</text:span><text:span text:style-name="T17_2">Johannes</text:span><text:span text:style-name="T17_3">)<text:s/></text:span><text:span text:style-name="T17_4">Unit</text:span><text:span text:style-name="T17_5"><text:s/></text:span><text:span text:style-name="T17_6">testing</text:span><text:span text:style-name="T17_7"><text:s/></text:span><text:span text:style-name="T17_8">for</text:span><text:span text:style-name="T17_9"><text:s/></text:span><text:span text:style-name="T17_10">whole</text:span><text:span text:style-name="T17_11"><text:s/></text:span><text:span text:style-name="T17_12">Model</text:span><text:span text:style-name="T17_13"><text:s/></text:span><text:span text:style-name="T17_14">package</text:span><text:span text:style-name="T17_15"><text:s/></text:span><text:span text:style-name="T17_16">and</text:span><text:span text:style-name="T17_17"><text:s/></text:span><text:span text:style-name="T17_18">as</text:span><text:span text:style-name="T17_19"><text:s/></text:span><text:span text:style-name="T17_20">much</text:span><text:span text:style-name="T17_21"><text:s/></text:span><text:span text:style-name="T17_22">Ctrl</text:span><text:span text:style-name="T17_23"><text:s/></text:span><text:span text:style-name="T17_24">as</text:span><text:span text:style-name="T17_25"><text:s/></text:span><text:span text:style-name="T17_26">possible</text:span><text:span text:style-name="T17_27">.<text:s/></text:span><text:span text:style-name="T17_28">Write</text:span><text:span text:style-name="T17_29"><text:s/></text:span><text:span text:style-name="T17_30">install</text:span><text:span text:style-name="T17_31"><text:s/></text:span><text:span text:style-name="T17_32">guide</text:span></text:p>
                </text:list-item>
                <text:list-item>
                  <text:p text:style-name="P18"><text:span text:style-name="T18_1">(</text:span><text:span text:style-name="T18_2">All</text:span><text:span text:style-name="T18_3">)<text:s/></text:span><text:span text:style-name="T18_4">Finishing</text:span><text:span text:style-name="T18_5"><text:s/></text:span><text:span text:style-name="T18_6">documentation</text:span><text:span text:style-name="T18_7">,<text:s/></text:span><text:span text:style-name="T18_8">i</text:span><text:span text:style-name="T18_9">.</text:span><text:span text:style-name="T18_10">e</text:span><text:span text:style-name="T18_11">.<text:s/></text:span><text:span text:style-name="T18_12">RAD</text:span><text:span text:style-name="T18_13">,<text:s/></text:span><text:span text:style-name="T18_14">SDD</text:span><text:span text:style-name="T18_15">,<text:s/></text:span><text:span text:style-name="T18_16">commenting</text:span><text:span text:style-name="T18_17"><text:s/></text:span><text:span text:style-name="T18_18">code</text:span><text:span text:style-name="T18_19">.</text:span></text:p>
                </text:list-item>
                <text:list-item>
                  <text:p text:style-name="P19"><text:span text:style-name="T19_1">(</text:span><text:span text:style-name="T19_2">Fredrik</text:span><text:span text:style-name="T19_3"><text:s/></text:span><text:span text:style-name="T19_4">T</text:span><text:span text:style-name="T19_5">)<text:s/></text:span><text:span text:style-name="T19_6">Structuring</text:span><text:span text:style-name="T19_7"><text:s/></text:span><text:span text:style-name="T19_8">code</text:span><text:span text:style-name="T19_9">,<text:s/></text:span><text:span text:style-name="T19_10">design</text:span><text:span text:style-name="T19_11"><text:s/></text:span><text:span text:style-name="T19_12">patterns</text:span><text:span text:style-name="T19_13">?</text:span></text:p>
                </text:list-item>
                <text:list-item>
                  <text:p text:style-name="P20"><text:span text:style-name="T20_1">(</text:span><text:span text:style-name="T20_2">Fredrik</text:span><text:span text:style-name="T20_3"><text:s/></text:span><text:span text:style-name="T20_4">H</text:span><text:span text:style-name="T20_5">)<text:s/></text:span><text:span text:style-name="T20_6">Fix</text:span><text:span text:style-name="T20_7"><text:s/></text:span><text:span text:style-name="T20_8">threading</text:span><text:span text:style-name="T20_9">.</text:span></text:p>
                </text:list-item>
                <text:list-item>
                  <text:p text:style-name="P21"><text:span text:style-name="T21_1">(</text:span><text:span text:style-name="T21_2">Magnus</text:span><text:span text:style-name="T21_3">)<text:s/></text:span><text:span text:style-name="T21_4">Fix</text:span><text:span text:style-name="T21_5"><text:s/></text:span><text:span text:style-name="T21_6">presets</text:span><text:span text:style-name="T21_7"><text:s/></text:span><text:span text:style-name="T21_8">and</text:span><text:span text:style-name="T21_9"><text:s/></text:span><text:span text:style-name="T21_10">plugin</text:span><text:span text:style-name="T21_11"><text:s/></text:span><text:span text:style-name="T21_12">coding</text:span><text:span text:style-name="T21_13"><text:s/></text:span><text:span text:style-name="T21_14">guide</text:span><text:span text:style-name="T21_15">.</text:span></text:p>
                </text:list-item>
              </text:list>
            </text:list-item>
          </text:list>
        </text:list-item>
        <text:list-item>
          <text:p text:style-name="P22"><text:span text:style-name="T22_1">Wrap</text:span><text:span text:style-name="T22_2"><text:s/></text:span><text:span text:style-name="T22_3">up</text:span></text:p>
          <text:list>
            <text:list-item>
              <text:p text:style-name="P23"><text:span text:style-name="T23_1">Next</text:span><text:span text:style-name="T23_2"><text:s/></text:span><text:span text:style-name="T23_3">meeting</text:span><text:span text:style-name="T23_4">:<text:s/></text:span><text:span text:style-name="T23_5">Tuesday</text:span><text:span text:style-name="T23_6"><text:s/>2011-05-17<text:s/>12:00-13:30.</text:span></text:p>
            </text:list-item>
          </text:list>
          <text:list text:style-name="LS2" xml:id="list17">
            <text:list-item>
              <text:list>
                <text:list-item>
                  <text:p text:style-name="P24"><text:span text:style-name="T24_1">Make</text:span><text:span text:style-name="T24_2"><text:s/></text:span><text:span text:style-name="T24_3">presentation</text:span><text:span text:style-name="T24_4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